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font-size="12pt" style:font-size-asian="12pt"/>
    </style:style>
    <style:style style:name="P2" style:family="paragraph" style:parent-style-name="Standard">
      <style:paragraph-properties fo:text-align="center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font-size="12pt" fo:font-weight="bold" style:font-size-asian="12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3 -- Strings and Arrays</text:p>
      <text:p text:style-name="P1"/>
      <text:p text:style-name="P1">Improve the Word Jumble game by adding a scoring system. <text:s/>Make the point value for a word be based on its length. <text:s/>Deduct points if the player asks for a hint (a one point deduction for a hint would be fine). <text:s/>Don't forget to include a game loop that allows the user to guess word after word in succession. <text:s/>The total score should be the sum of all points accumulated for a given succession of words.</text:p>
      <text:p text:style-name="P1"><text:s/></text:p>
      <text:p text:style-name="P1"/>
      <text:p text:style-name="P1">Screen-shots are accomplished on Windows systems by typing &lt;ALT&gt; &lt;Print Scr&gt;. <text:s/>That means holding down the ALT key while typing the Print Screen key. <text:s/>This key sequence will take a snap shot of the screen and place it into your clipboard buffer. <text:s/>A subsequent &lt;Cntrl&gt;&lt;v&gt; (that means holding down the ALT key while typing the "v" key) will paste the snap shot into a file. <text:s/>You may use Word or Paint to open the file before pasting a snap shot image into it.</text:p>
      <text:p text:style-name="P1"/>
      <text:p text:style-name="P1"><text:s/></text:p>
      <text:p text:style-name="P1">Be sure to submit your files as a zipped folder. <text:s/>You must use the zip compression format. <text:s/>Do not use RAR or any other compression format. <text:s/>Zipping a folder is easily accomplished on Windows systems by using the Explore utility, right-clicking on the folder, selecting "Send To", and then "Compressed (zipped) Folder". <text:s/>A zipped folder will be created parallel to the source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Helvetica" fo:font-size="12pt" fo:language="en" fo:country="US" style:font-name-asian="Helvetica" style:font-size-asian="12pt" style:font-name-complex="Helvetica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6" meta:word-count="228" meta:character-count="1276"/>
    <meta:generator>OpenOffice.org/3.0$Linux OpenOffice.org_project/300m15$Build-9379</meta:generator>
  </office:meta>
</office:document-meta>
</file>